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10-0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9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8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7-2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6-1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6-1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5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4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20-02-2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10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10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9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8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8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8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7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6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6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5-3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5-0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4-2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9-04-0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3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2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0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8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7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6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5-3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6-04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11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10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09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08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07-28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06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05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04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5-03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4-10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4-09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4-08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4-07-0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4-06-2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4-05-2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11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10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09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08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07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06-0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05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3-04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11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10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9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8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7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6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5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4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3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2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2-01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12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11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10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09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08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06-0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05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04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1-03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8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200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274</text:p>
          </table:table-cell>
          <table:table-cell office:value-type="string" calcext:value-type="string">
            <text:p>QBAA nr Red Lake Falls, USGS NW MN Study # 12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72" meta:object-count="0"/>
    <meta:user-defined meta:name="AppVersion">3.0</meta:user-defined>
  </office:meta>
</office:document-meta>
</file>